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2.006cm" fo:min-width="2.156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2.006cm" fo:min-width="2.156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006cm" fo:min-width="2.156cm"/>
    </style:style>
    <style:style style:name="gr5" style:family="graphic" style:parent-style-name="standard">
      <style:graphic-properties draw:fill-color="#ff9999" draw:textarea-horizontal-align="justify" draw:textarea-vertical-align="middle" draw:auto-grow-height="false" fo:min-height="1.284cm" fo:min-width="2.234cm"/>
    </style:style>
    <style:style style:name="gr6" style:family="graphic" style:parent-style-name="standard">
      <style:graphic-properties draw:fill-color="#ff6666" draw:textarea-horizontal-align="justify" draw:textarea-vertical-align="middle" draw:auto-grow-height="false" fo:min-height="1.284cm" fo:min-width="2.234cm"/>
    </style:style>
    <style:style style:name="gr7" style:family="graphic" style:parent-style-name="standard">
      <style:graphic-properties draw:fill-color="#66ff66" draw:textarea-horizontal-align="justify" draw:textarea-vertical-align="middle" draw:auto-grow-height="false" fo:min-height="2.006cm" fo:min-width="2.156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284cm" fo:min-width="2.234cm"/>
    </style:style>
    <style:style style:name="gr9" style:family="graphic" style:parent-style-name="standard">
      <style:graphic-properties draw:fill-color="#ff0066" draw:textarea-horizontal-align="justify" draw:textarea-vertical-align="middle" draw:auto-grow-height="false" fo:min-height="1.284cm" fo:min-width="2.234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stroke="none" svg:stroke-color="#000000" draw:fill="none" draw:fill-color="#ffffff" fo:min-height="0.849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ccff"/>
      <style:paragraph-properties fo:text-align="center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-color="#ff6666"/>
      <style:paragraph-properties fo:text-align="center"/>
    </style:style>
    <style:style style:name="P8" style:family="paragraph">
      <loext:graphic-properties draw:fill-color="#66ff66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ff0066"/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1.974cm 0cm 2.373cm" svg:x1="17.625cm" svg:y1="4.8cm" svg:x2="17.626cm" svg:y2="16.2cm" draw:start-shape="id1" draw:start-glue-point="0" draw:end-shape="id2" draw:end-glue-point="2" svg:d="M17625 4800c0-3712-1951-2475-1951 5900s1952 9812 1952 5500" svg:viewBox="0 0 1953 15752">
          <text:p/>
        </draw:connector>
        <draw:custom-shape draw:style-name="gr2" draw:text-style-name="P3" xml:id="id3" draw:id="id3" draw:layer="layout" svg:width="2.9cm" svg:height="2.5cm" svg:x="2.75cm" svg:y="5.8cm">
          <text:p text:style-name="P2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9cm" svg:height="2.5cm" svg:x="7.225cm" svg:y="5.8cm">
          <text:p text:style-name="P2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2.9cm" svg:height="2.5cm" svg:x="11.7cm" svg:y="5.8cm">
          <text:p text:style-name="P2">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2.9cm" svg:height="1.7cm" svg:x="16.175cm" svg:y="4.8cm">
          <text:p text:style-name="P2">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6" draw:id="id6" draw:layer="layout" svg:width="2.9cm" svg:height="1.7cm" svg:x="16.175cm" svg:y="7.6cm">
          <text:p text:style-name="P2">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7" draw:id="id7" draw:layer="layout" svg:width="2.9cm" svg:height="2.5cm" svg:x="25.299cm" svg:y="5.8cm">
          <text:p text:style-name="P2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9cm" svg:height="2.5cm" svg:x="2.751cm" svg:y="12.7cm">
          <text:p text:style-name="P2">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4" draw:id="id14" draw:layer="layout" svg:width="2.9cm" svg:height="2.5cm" svg:x="7.226cm" svg:y="12.7cm">
          <text:p text:style-name="P2">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2" draw:id="id12" draw:layer="layout" svg:width="2.9cm" svg:height="2.5cm" svg:x="11.701cm" svg:y="12.7cm">
          <text:p text:style-name="P2">T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0" draw:id="id10" draw:layer="layout" svg:width="2.9cm" svg:height="1.7cm" svg:x="16.176cm" svg:y="11.7cm">
          <text:p text:style-name="P2">T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2" draw:id="id2" draw:layer="layout" svg:width="2.9cm" svg:height="1.7cm" svg:x="16.176cm" svg:y="14.5cm">
          <text:p text:style-name="P2">T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1" draw:id="id11" draw:layer="layout" svg:width="2.9cm" svg:height="2.5cm" svg:x="25.3cm" svg:y="12.7cm">
          <text:p text:style-name="P2">T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" draw:id="id8" draw:layer="layout" svg:width="2.9cm" svg:height="1.7cm" svg:x="21.1cm" svg:y="8.4cm">
          <text:p text:style-name="P2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9" draw:id="id9" draw:layer="layout" svg:width="2.9cm" svg:height="1.7cm" svg:x="21.1cm" svg:y="10.9cm">
          <text:p text:style-name="P2">IC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5.65cm" svg:y1="7.05cm" svg:x2="7.225cm" svg:y2="7.05cm" draw:start-shape="id3" draw:start-glue-point="1" draw:end-shape="id4" draw:end-glue-point="3" svg:d="M5650 7050h1575" svg:viewBox="0 0 1576 1">
          <text:p/>
        </draw:connector>
        <draw:connector draw:style-name="gr1" draw:text-style-name="P1" draw:layer="layout" svg:x1="10.125cm" svg:y1="7.05cm" svg:x2="11.7cm" svg:y2="7.05cm" draw:start-shape="id4" draw:start-glue-point="1" draw:end-shape="id5" draw:end-glue-point="3" svg:d="M10125 7050h1575" svg:viewBox="0 0 1576 1">
          <text:p/>
        </draw:connector>
        <draw:connector draw:style-name="gr1" draw:text-style-name="P1" draw:layer="layout" draw:type="curve" svg:x1="14.6cm" svg:y1="7.05cm" svg:x2="16.175cm" svg:y2="5.65cm" draw:start-shape="id5" draw:start-glue-point="1" draw:end-shape="id1" draw:end-glue-point="3" svg:d="M14600 7050c1182 0 395-1400 1575-1400" svg:viewBox="0 0 1576 1401">
          <text:p/>
        </draw:connector>
        <draw:connector draw:style-name="gr1" draw:text-style-name="P1" draw:layer="layout" draw:type="curve" svg:x1="14.6cm" svg:y1="7.05cm" svg:x2="16.175cm" svg:y2="8.45cm" draw:start-shape="id5" draw:start-glue-point="1" draw:end-shape="id6" draw:end-glue-point="3" svg:d="M14600 7050c1182 0 395 1400 1575 1400" svg:viewBox="0 0 1576 1401">
          <text:p/>
        </draw:connector>
        <draw:connector draw:style-name="gr1" draw:text-style-name="P1" draw:layer="layout" draw:type="curve" svg:x1="19.075cm" svg:y1="5.65cm" svg:x2="25.299cm" svg:y2="7.05cm" draw:start-shape="id1" draw:start-glue-point="1" draw:end-shape="id7" draw:end-glue-point="3" svg:d="M19075 5650c4669 0 1558 1400 6224 1400" svg:viewBox="0 0 6225 1401">
          <text:p/>
        </draw:connector>
        <draw:connector draw:style-name="gr1" draw:text-style-name="P1" draw:layer="layout" draw:type="curve" svg:x1="19.075cm" svg:y1="8.45cm" svg:x2="25.299cm" svg:y2="7.05cm" draw:start-shape="id6" draw:start-glue-point="1" draw:end-shape="id7" draw:end-glue-point="3" svg:d="M19075 8450c4669 0 1558-1400 6224-1400" svg:viewBox="0 0 6225 1401">
          <text:p/>
        </draw:connector>
        <draw:connector draw:style-name="gr1" draw:text-style-name="P1" draw:layer="layout" draw:type="curve" svg:x1="19.075cm" svg:y1="8.45cm" svg:x2="21.1cm" svg:y2="9.25cm" draw:start-shape="id6" draw:start-glue-point="1" draw:end-shape="id8" draw:end-glue-point="3" svg:d="M19075 8450c1519 0 507 800 2025 800" svg:viewBox="0 0 2026 801">
          <text:p/>
        </draw:connector>
        <draw:connector draw:style-name="gr1" draw:text-style-name="P1" draw:layer="layout" draw:type="curve" svg:x1="19.075cm" svg:y1="8.45cm" svg:x2="21.1cm" svg:y2="11.75cm" draw:start-shape="id6" draw:start-glue-point="1" draw:end-shape="id9" draw:end-glue-point="3" svg:d="M19075 8450c1519 0 507 3300 2025 3300" svg:viewBox="0 0 2026 3301">
          <text:p/>
        </draw:connector>
        <draw:connector draw:style-name="gr1" draw:text-style-name="P1" draw:layer="layout" draw:type="curve" svg:x1="19.076cm" svg:y1="12.55cm" svg:x2="21.1cm" svg:y2="9.25cm" draw:start-shape="id10" draw:start-glue-point="1" draw:end-shape="id8" draw:end-glue-point="3" svg:d="M19076 12550c1519 0 508-3300 2024-3300" svg:viewBox="0 0 2025 3301">
          <text:p/>
        </draw:connector>
        <draw:connector draw:style-name="gr1" draw:text-style-name="P1" draw:layer="layout" draw:type="curve" svg:x1="19.076cm" svg:y1="12.55cm" svg:x2="21.1cm" svg:y2="11.75cm" draw:start-shape="id10" draw:start-glue-point="1" draw:end-shape="id9" draw:end-glue-point="3" svg:d="M19076 12550c1519 0 508-800 2024-800" svg:viewBox="0 0 2025 801">
          <text:p/>
        </draw:connector>
        <draw:connector draw:style-name="gr1" draw:text-style-name="P1" draw:layer="layout" draw:type="curve" svg:x1="19.076cm" svg:y1="12.55cm" svg:x2="25.3cm" svg:y2="13.95cm" draw:start-shape="id10" draw:start-glue-point="1" draw:end-shape="id11" draw:end-glue-point="3" svg:d="M19076 12550c4669 0 1558 1400 6224 1400" svg:viewBox="0 0 6225 1401">
          <text:p/>
        </draw:connector>
        <draw:connector draw:style-name="gr1" draw:text-style-name="P1" draw:layer="layout" draw:type="curve" svg:x1="19.076cm" svg:y1="15.35cm" svg:x2="25.3cm" svg:y2="13.95cm" draw:start-shape="id2" draw:start-glue-point="1" draw:end-shape="id11" draw:end-glue-point="3" svg:d="M19076 15350c4669 0 1558-1400 6224-1400" svg:viewBox="0 0 6225 1401">
          <text:p/>
        </draw:connector>
        <draw:connector draw:style-name="gr1" draw:text-style-name="P1" draw:layer="layout" draw:type="curve" svg:x1="14.601cm" svg:y1="13.95cm" svg:x2="16.176cm" svg:y2="12.55cm" draw:start-shape="id12" draw:start-glue-point="1" draw:end-shape="id10" svg:d="M14601 13950c1182 0 395-1400 1575-1400" svg:viewBox="0 0 1576 1401">
          <text:p/>
        </draw:connector>
        <draw:connector draw:style-name="gr1" draw:text-style-name="P1" draw:layer="layout" draw:type="curve" svg:x1="14.601cm" svg:y1="13.95cm" svg:x2="16.176cm" svg:y2="15.35cm" draw:start-shape="id12" draw:start-glue-point="1" draw:end-shape="id2" draw:end-glue-point="3" svg:d="M14601 13950c1182 0 395 1400 1575 1400" svg:viewBox="0 0 1576 1401">
          <text:p/>
        </draw:connector>
        <draw:connector draw:style-name="gr1" draw:text-style-name="P1" draw:layer="layout" svg:x1="5.651cm" svg:y1="13.95cm" svg:x2="7.226cm" svg:y2="13.95cm" draw:start-shape="id13" draw:start-glue-point="1" draw:end-shape="id14" svg:d="M5651 13950h1575" svg:viewBox="0 0 1576 1">
          <text:p/>
        </draw:connector>
        <draw:connector draw:style-name="gr1" draw:text-style-name="P1" draw:layer="layout" svg:x1="10.126cm" svg:y1="13.95cm" svg:x2="11.701cm" svg:y2="13.95cm" draw:start-shape="id14" draw:start-glue-point="1" draw:end-shape="id12" draw:end-glue-point="3" svg:d="M10126 13950h1575" svg:viewBox="0 0 1576 1">
          <text:p/>
        </draw:connector>
        <draw:connector draw:style-name="gr10" draw:text-style-name="P1" draw:layer="layout" svg:x1="4.2cm" svg:y1="8.3cm" svg:x2="4.201cm" svg:y2="12.7cm" draw:start-shape="id3" draw:start-glue-point="2" draw:end-shape="id13" draw:end-glue-point="0" svg:d="M4200 8300v2201h1v2199" svg:viewBox="0 0 2 4401">
          <text:p/>
        </draw:connector>
        <draw:connector draw:style-name="gr1" draw:text-style-name="P1" draw:layer="layout" svg:x1="8.675cm" svg:y1="8.3cm" svg:x2="8.676cm" svg:y2="12.7cm" draw:start-shape="id4" draw:start-glue-point="2" draw:end-shape="id14" draw:end-glue-point="0" svg:d="M8675 8300v2201h1v2199" svg:viewBox="0 0 2 4401">
          <text:p/>
        </draw:connector>
        <draw:connector draw:style-name="gr1" draw:text-style-name="P1" draw:layer="layout" svg:x1="13.15cm" svg:y1="8.3cm" svg:x2="13.151cm" svg:y2="12.7cm" draw:start-shape="id5" draw:start-glue-point="2" draw:end-shape="id12" draw:end-glue-point="0" svg:d="M13150 8300v2201h1v2199" svg:viewBox="0 0 2 4401">
          <text:p/>
        </draw:connector>
        <draw:connector draw:style-name="gr1" draw:text-style-name="P1" draw:layer="layout" svg:x1="17.625cm" svg:y1="9.3cm" svg:x2="17.626cm" svg:y2="11.7cm" draw:start-shape="id6" draw:start-glue-point="2" draw:end-shape="id10" draw:end-glue-point="0" svg:d="M17625 9300v1201h1v1199" svg:viewBox="0 0 2 2401">
          <text:p/>
        </draw:connector>
        <draw:connector draw:style-name="gr1" draw:text-style-name="P1" draw:layer="layout" draw:type="curve" svg:x1="24cm" svg:y1="9.25cm" svg:x2="25.299cm" svg:y2="7.05cm" draw:start-shape="id8" draw:start-glue-point="1" draw:end-shape="id7" svg:d="M24000 9250c975 0 326-2200 1299-2200" svg:viewBox="0 0 1300 2201">
          <text:p/>
        </draw:connector>
        <draw:connector draw:style-name="gr1" draw:text-style-name="P1" draw:layer="layout" draw:type="curve" svg:x1="24cm" svg:y1="11.75cm" svg:x2="25.299cm" svg:y2="7.05cm" draw:start-shape="id9" draw:start-glue-point="1" draw:end-shape="id7" svg:d="M24000 11750c975 0 326-4700 1299-4700" svg:viewBox="0 0 1300 4701">
          <text:p/>
        </draw:connector>
        <draw:connector draw:style-name="gr10" draw:text-style-name="P1" draw:layer="layout" svg:x1="26.75cm" svg:y1="12.7cm" svg:x2="26.749cm" svg:y2="8.3cm" draw:start-shape="id11" draw:start-glue-point="0" draw:end-shape="id7" svg:d="M26750 12700v-2199h-1v-2201" svg:viewBox="0 0 2 4401">
          <text:p/>
        </draw:connector>
        <draw:frame draw:style-name="gr11" draw:text-style-name="P12" draw:layer="layout" svg:width="1.4cm" svg:height="0.9cm" svg:x="2.6cm" svg:y="9.8cm">
          <draw:text-box>
            <text:p text:style-name="P11"><text:span text:style-name="T1">th_S</text:span></text:p>
          </draw:text-box>
        </draw:frame>
        <draw:frame draw:style-name="gr11" draw:text-style-name="P12" draw:layer="layout" svg:width="1.4cm" svg:height="0.9cm" svg:x="4.4cm" svg:y="9.8cm">
          <draw:text-box>
            <text:p text:style-name="P11"><text:span text:style-name="T1">k</text:span></text:p>
          </draw:text-box>
        </draw:frame>
        <draw:frame draw:style-name="gr11" draw:text-style-name="P12" draw:layer="layout" svg:width="1.4cm" svg:height="0.9cm" svg:x="7cm" svg:y="9.8cm">
          <draw:text-box>
            <text:p text:style-name="P11"><text:span text:style-name="T1">th_E</text:span></text:p>
          </draw:text-box>
        </draw:frame>
        <draw:frame draw:style-name="gr11" draw:text-style-name="P12" draw:layer="layout" svg:width="1.4cm" svg:height="0.9cm" svg:x="27cm" svg:y="9.9cm">
          <draw:text-box>
            <text:p text:style-name="P11"><text:span text:style-name="T1">k</text:span></text:p>
          </draw:text-box>
        </draw:frame>
        <draw:frame draw:style-name="gr12" draw:text-style-name="P12" draw:layer="layout" svg:width="1.6cm" svg:height="1.199cm" svg:x="11.3cm" svg:y="9.8cm">
          <draw:text-box>
            <text:p text:style-name="P11"><text:span text:style-name="T1">th_Ip</text:span></text:p>
          </draw:text-box>
        </draw:frame>
        <draw:frame draw:style-name="gr12" draw:text-style-name="P12" draw:layer="layout" svg:width="1.6cm" svg:height="1.199cm" svg:x="16.2cm" svg:y="9.9cm">
          <draw:text-box>
            <text:p text:style-name="P11"><text:span text:style-name="T1">th_Is</text:span></text:p>
          </draw:text-box>
        </draw:frame>
        <draw:frame draw:style-name="gr12" draw:text-style-name="P12" draw:layer="layout" svg:width="1.6cm" svg:height="1.199cm" svg:x="14.4cm" svg:y="10cm">
          <draw:text-box>
            <text:p text:style-name="P11"><text:span text:style-name="T1">th_Ia</text:span></text:p>
          </draw:text-box>
        </draw:frame>
        <draw:frame draw:style-name="gr12" draw:text-style-name="P12" draw:layer="layout" svg:width="1.6cm" svg:height="1.199cm" svg:x="5.8cm" svg:y="6.4cm">
          <draw:text-box>
            <text:p text:style-name="P11"><text:span text:style-name="T1">inf</text:span></text:p>
          </draw:text-box>
        </draw:frame>
        <draw:frame draw:style-name="gr13" draw:text-style-name="P12" draw:layer="layout" svg:width="1.6cm" svg:height="1.099cm" svg:x="5.8cm" svg:y="13.201cm">
          <draw:text-box>
            <text:p text:style-name="P11"><text:span text:style-name="T1">infT</text:span></text:p>
          </draw:text-box>
        </draw:frame>
        <draw:frame draw:style-name="gr14" draw:text-style-name="P12" draw:layer="layout" svg:width="1.8cm" svg:height="1.1cm" svg:x="10.2cm" svg:y="13.2cm">
          <draw:text-box>
            <text:p text:style-name="P11"><text:span text:style-name="T1">g_E</text:span></text:p>
          </draw:text-box>
        </draw:frame>
        <draw:frame draw:style-name="gr14" draw:text-style-name="P12" draw:layer="layout" svg:width="1.8cm" svg:height="1.1cm" svg:x="10.2cm" svg:y="6.3cm">
          <draw:text-box>
            <text:p text:style-name="P11"><text:span text:style-name="T1">g_E</text:span></text:p>
          </draw:text-box>
        </draw:frame>
        <draw:frame draw:style-name="gr14" draw:text-style-name="P12" draw:layer="layout" svg:width="1.8cm" svg:height="1.1cm" svg:x="14.5cm" svg:y="5.3cm">
          <draw:text-box>
            <text:p text:style-name="P11"><text:span text:style-name="T1">g_Ip</text:span></text:p>
          </draw:text-box>
        </draw:frame>
        <draw:frame draw:style-name="gr14" draw:text-style-name="P12" draw:layer="layout" svg:width="1.8cm" svg:height="1.1cm" svg:x="14.5cm" svg:y="8cm">
          <draw:text-box>
            <text:p text:style-name="P11"><text:span text:style-name="T1">g_Ip</text:span></text:p>
          </draw:text-box>
        </draw:frame>
        <draw:frame draw:style-name="gr14" draw:text-style-name="P12" draw:layer="layout" svg:width="1.8cm" svg:height="1.1cm" svg:x="14.4cm" svg:y="12.3cm">
          <draw:text-box>
            <text:p text:style-name="P11"><text:span text:style-name="T1">g_Ip</text:span></text:p>
          </draw:text-box>
        </draw:frame>
        <draw:frame draw:style-name="gr14" draw:text-style-name="P12" draw:layer="layout" svg:width="1.8cm" svg:height="1.1cm" svg:x="14.4cm" svg:y="15cm">
          <draw:text-box>
            <text:p text:style-name="P11"><text:span text:style-name="T1">g_Ip</text:span></text:p>
          </draw:text-box>
        </draw:frame>
        <draw:frame draw:style-name="gr14" draw:text-style-name="P12" draw:layer="layout" svg:width="1.8cm" svg:height="1.1cm" svg:x="20.6cm" svg:y="15.3cm">
          <draw:text-box>
            <text:p text:style-name="P11"><text:span text:style-name="T1">g_I</text:span></text:p>
          </draw:text-box>
        </draw:frame>
        <draw:frame draw:style-name="gr14" draw:text-style-name="P12" draw:layer="layout" svg:width="1.8cm" svg:height="1.1cm" svg:x="20.7cm" svg:y="12.8cm">
          <draw:text-box>
            <text:p text:style-name="P11"><text:span text:style-name="T1">g_I</text:span></text:p>
          </draw:text-box>
        </draw:frame>
        <draw:frame draw:style-name="gr14" draw:text-style-name="P12" draw:layer="layout" svg:width="1.8cm" svg:height="1.1cm" svg:x="20.8cm" svg:y="5.9cm">
          <draw:text-box>
            <text:p text:style-name="P11"><text:span text:style-name="T1">g_I</text:span></text:p>
          </draw:text-box>
        </draw:frame>
        <draw:frame draw:style-name="gr14" draw:text-style-name="P12" draw:layer="layout" svg:width="1.8cm" svg:height="1.1cm" svg:x="20.5cm" svg:y="7.6cm">
          <draw:text-box>
            <text:p text:style-name="P11"><text:span text:style-name="T1">g_I</text:span></text:p>
          </draw:text-box>
        </draw:frame>
        <draw:frame draw:style-name="gr12" draw:text-style-name="P12" draw:layer="layout" svg:width="2.4cm" svg:height="1.199cm" svg:x="18.3cm" svg:y="10.1cm">
          <draw:text-box>
            <text:p text:style-name="P11"><text:span text:style-name="T1">H_rates</text:span></text:p>
          </draw:text-box>
        </draw:frame>
        <draw:frame draw:style-name="gr12" draw:text-style-name="P12" draw:layer="layout" svg:width="2.4cm" svg:height="1.199cm" svg:x="24.6cm" svg:y="10.301cm">
          <draw:text-box>
            <text:p text:style-name="P11"><text:span text:style-name="T1">g_ICU</text:span></text:p>
          </draw:text-box>
        </draw:frame>
        <draw:frame draw:style-name="gr12" draw:text-style-name="P12" draw:layer="layout" svg:width="2.4cm" svg:height="1.199cm" svg:x="23.5cm" svg:y="7.7cm">
          <draw:text-box>
            <text:p text:style-name="P11"><text:span text:style-name="T1">g_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4T11:04:34.785715475</meta:creation-date>
    <dc:date>2020-04-24T11:21:35.051898505</dc:date>
    <meta:editing-duration>PT17M3S</meta:editing-duration>
    <meta:editing-cycles>3</meta:editing-cycles>
    <meta:generator>LibreOffice/6.0.7.3$Linux_X86_64 LibreOffice_project/00m0$Build-3</meta:generator>
    <meta:document-statistic meta:object-count="60"/>
  </office:meta>
</office:document-meta>
</file>